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4dad3" officeooo:paragraph-rsid="0004dad3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5ce4c" officeooo:paragraph-rsid="0005ce4c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paragraph-rsid="0007ccaf" style:font-weight-asian="bold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text-underline-style="solid" style:text-underline-width="auto" style:text-underline-color="font-color" fo:font-weight="bold" officeooo:rsid="0005ce4c" officeooo:paragraph-rsid="00094a14" style:font-weight-asian="bold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text-underline-style="solid" style:text-underline-width="auto" style:text-underline-color="font-color" fo:font-weight="bold" officeooo:rsid="000ad91c" officeooo:paragraph-rsid="000ad91c" style:font-weight-asian="bold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text-indent="0cm" style:auto-text-indent="false" fo:break-before="page"/>
      <style:text-properties style:text-underline-style="solid" style:text-underline-width="auto" style:text-underline-color="font-color" fo:font-weight="bold" officeooo:rsid="000ad91c" officeooo:paragraph-rsid="000ad91c" style:font-weight-asian="bold" style:font-weight-complex="bold"/>
    </style:style>
    <style:style style:name="P7" style:family="paragraph" style:parent-style-name="Text_20_body">
      <style:text-properties style:text-underline-style="solid" style:text-underline-width="auto" style:text-underline-color="font-color" fo:font-weight="bold" officeooo:rsid="0005ce4c" officeooo:paragraph-rsid="0005ce4c" style:font-weight-asian="bold" style:font-weight-complex="bold"/>
    </style:style>
    <style:style style:name="P8" style:family="paragraph" style:parent-style-name="Text_20_body">
      <style:text-properties style:text-underline-style="solid" style:text-underline-width="auto" style:text-underline-color="font-color" fo:font-weight="bold" officeooo:paragraph-rsid="0007ccaf" style:font-weight-asian="bold" style:font-weight-complex="bold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text-underline-style="solid" style:text-underline-width="auto" style:text-underline-color="font-color" fo:font-weight="bold" officeooo:rsid="00087007" officeooo:paragraph-rsid="00087007" style:font-weight-asian="bold" style:font-weight-complex="bold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text-underline-style="solid" style:text-underline-width="auto" style:text-underline-color="font-color" fo:font-weight="bold" officeooo:paragraph-rsid="00087007" style:font-weight-asian="bold" style:font-weight-complex="bold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text-underline-style="solid" style:text-underline-width="auto" style:text-underline-color="font-color" fo:font-weight="bold" officeooo:rsid="00094a14" officeooo:paragraph-rsid="00094a14" style:font-weight-asian="bold" style:font-weight-complex="bold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text-underline-style="solid" style:text-underline-width="auto" style:text-underline-color="font-color" fo:font-weight="bold" officeooo:rsid="0005ce4c" officeooo:paragraph-rsid="00094a14" style:font-weight-asian="bold" style:font-weight-complex="bold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text-underline-style="solid" style:text-underline-width="auto" style:text-underline-color="font-color" fo:font-weight="bold" officeooo:rsid="000ad91c" officeooo:paragraph-rsid="000ad91c" style:font-weight-asian="bold" style:font-weight-complex="bold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indent="0cm" style:auto-text-indent="false" fo:break-before="page"/>
      <style:text-properties style:text-underline-style="solid" style:text-underline-width="auto" style:text-underline-color="font-color" fo:font-weight="bold" officeooo:paragraph-rsid="00094a14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5ce4c"/>
    </style:style>
    <style:style style:name="T6" style:family="text">
      <style:text-properties officeooo:rsid="0007ccaf"/>
    </style:style>
    <style:style style:name="T7" style:family="text">
      <style:text-properties officeooo:rsid="00087007"/>
    </style:style>
    <style:style style:name="T8" style:family="text">
      <style:text-properties officeooo:rsid="00094a14"/>
    </style:style>
    <style:style style:name="T9" style:family="text">
      <style:text-properties officeooo:rsid="000ad9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1 :<text:span text:style-name="T3"> <text:s/>10.10.1.98 &amp; 255.255.255.224<text:tab/>10.10.1.97</text:span></text:p>
      <text:p text:style-name="P1"><text:span text:style-name="T3"><text:tab/>FE80::260:47FF:FECA:4DEE</text:span></text:p>
      <text:p text:style-name="P1"><text:span text:style-name="T3"/></text:p>
      <text:p text:style-name="P1">PC2 :<text:span text:style-name="T3"> <text:s/>2001:DB8:1:1::2/64<text:tab/><text:tab/><text:tab/>FE80::1</text:span></text:p>
      <text:p text:style-name="P1"><text:span text:style-name="T3"><text:tab/>FE80::2E0:B0FF:FE35:82B8</text:span></text:p>
      <text:p text:style-name="P1"><text:span text:style-name="T3"/></text:p>
      <text:p text:style-name="P1">PC3 :<text:span text:style-name="T3"> <text:s/>10.10.1.18 &amp; 255.255.255.240<text:tab/>10.10.1.17</text:span></text:p>
      <text:p text:style-name="P1"><text:span text:style-name="T3"><text:tab/>FE80::260:70FF:FE34:6930</text:span></text:p>
      <text:p text:style-name="P1"><text:span text:style-name="T3"/></text:p>
      <text:p text:style-name="P1">PC4 :<text:span text:style-name="T3"> <text:s/>2001:DB8:1:4::2/64<text:tab/><text:tab/><text:tab/>FE80::2</text:span></text:p>
      <text:p text:style-name="P1"><text:span text:style-name="T3"><text:tab/>FE80::206:2AFF:FEBC:7CD4</text:span></text:p>
      <text:p text:style-name="P1"><text:span text:style-name="T3"/></text:p>
      <text:p text:style-name="P2">Test ping PC1 vers PC3 :</text:p>
      <text:p text:style-name="P7"><text:span text:style-name="T3">C:\&gt;ping 10.10.1.18</text:span></text:p>
      <text:p text:style-name="P9">Pinging 10.10.1.18 with 32 bytes of data:</text:p>
      <text:p text:style-name="P9">Reply fro<text:span text:style-name="T5">m</text:span> 10.10.1.97: Destination host unreachable.</text:p>
      <text:p text:style-name="P9">Reply from 10.10.1.97: Destination host unreachable.</text:p>
      <text:p text:style-name="P9">Reply from 10.10.1.97: Destination host unreachable.</text:p>
      <text:p text:style-name="P9">Reply from 10.10.1.97: Destination host unreachable.</text:p>
      <text:p text:style-name="P9">Ping sta<text:span text:style-name="T5">t</text:span>istics for 10.10.1.18:</text:p>
      <text:p text:style-name="P9">Packets: Sent = 4, Received = 0, Lost = 4 (100% loss),</text:p>
      <text:p text:style-name="P9"/>
      <text:p text:style-name="P3"><text:span text:style-name="T6">trace</text:span><text:span text:style-name="T5"> PC1 vers PC3 :</text:span></text:p>
      <text:p text:style-name="P8"><text:span text:style-name="T3">C:\&gt;tracert 10.10.1.18</text:span></text:p>
      <text:p text:style-name="P9">Tracing route to 10.10.1.18 over a maximum of 30 hops: </text:p>
      <text:p text:style-name="P9">1 1 ms 0 ms 0 ms 10.10.1.97</text:p>
      <text:p text:style-name="P9"/>
      <text:p text:style-name="P10">trace PC3 vers PC1 :</text:p>
      <text:p text:style-name="P10"><text:span text:style-name="T3">C:\&gt;tracert 10.10.1.98</text:span></text:p>
      <text:p text:style-name="P9">Tracing route to 1<text:span text:style-name="T7">0</text:span>.10.1.98 over a maximum of 30 hops: </text:p>
      <text:p text:style-name="P9">1 1 ms 0 ms 0 ms 10.10.1.17</text:p>
      <text:p text:style-name="P10"><text:span text:style-name="T3"/></text:p>
      <text:p text:style-name="P10">R1 :</text:p>
      <text:p text:style-name="P11"><text:span text:style-name="T3">R1&gt;en</text:span></text:p>
      <text:p text:style-name="P11"><text:span text:style-name="T3">R1#show ip interface brief</text:span></text:p>
      <text:p text:style-name="P9">Interface IP-Address OK? Method Status Protocol </text:p>
      <text:p text:style-name="P9">GigabitEthernet0/0 unassigned YES unset up up </text:p>
      <text:p text:style-name="P9">GigabitEthernet0/1 10.10.1.97 YES manual up up </text:p>
      <text:p text:style-name="P9">Serial0/0/0 unassigned YES unset administratively down down </text:p>
      <text:p text:style-name="P9">Serial0/0/1 10.10.1.6 YES manual up up </text:p>
      <text:p text:style-name="P9">Vlan1 unassigned YES unset administratively down down</text:p>
      <text:p text:style-name="P11"><text:span text:style-name="T3"/></text:p>
      <text:p text:style-name="P15"><text:span text:style-name="T8">R2 :</text:span></text:p>
      <text:p text:style-name="P12"><text:span text:style-name="T3">R2&gt;</text:span><text:span text:style-name="T2">en</text:span></text:p>
      <text:p text:style-name="P9">R2#<text:span text:style-name="T4">conf t</text:span></text:p>
      <text:p text:style-name="P9">Enter configuration commands, one per line. End with CNTL/Z.</text:p>
      <text:p text:style-name="P9">R2(config)#<text:span text:style-name="T4">interface serial 0/0/0</text:span></text:p>
      <text:p text:style-name="P9">R2(config-if)#<text:span text:style-name="T4">ip address 10.10.1.5 255.255.255.252</text:span></text:p>
      <text:p text:style-name="P9">R2(config-if)#<text:span text:style-name="T4">no shut</text:span></text:p>
      <text:p text:style-name="P9">R2#<text:span text:style-name="T4">show ip interface brief</text:span></text:p>
      <text:p text:style-name="P9">Interface IP-Address OK? Method Status Protocol </text:p>
      <text:p text:style-name="P9">GigabitEthernet0/0 unassigned YES unset administratively down down </text:p>
      <text:p text:style-name="P9">GigabitEthernet0/1 unassigned YES unset administratively down down </text:p>
      <text:p text:style-name="P9">Serial0/0/0 10.10.1.5 YES manual up up </text:p>
      <text:p text:style-name="P9">Serial0/0/1 10.10.1.9 YES manual up up </text:p>
      <text:p text:style-name="P9">Vlan1 unassigned YES unset administratively down down</text:p>
      <text:p text:style-name="P9">R2#<text:span text:style-name="T4">show ip route</text:span></text:p>
      <text:p text:style-name="P9">Codes: L - local, C - connected, S - static, R - RIP, M - mobile, B - BGP</text:p>
      <text:p text:style-name="P9">D - EIGRP, EX - EIGRP external, O - OSPF, IA - OSPF inter area</text:p>
      <text:p text:style-name="P9">N1 - OSPF NSSA external type 1, N2 - OSPF NSSA external type 2</text:p>
      <text:p text:style-name="P9">E1 - OSPF external type 1, E2 - OSPF external type 2, E - EGP</text:p>
      <text:p text:style-name="P9">i - IS-IS, L1 - IS-IS level-1, L2 - IS-IS level-2, ia - IS-IS inter area</text:p>
      <text:p text:style-name="P9">* - candidate default, U - per-user static route, o - ODR</text:p>
      <text:p text:style-name="P9">P - periodic downloaded static route</text:p>
      <text:p text:style-name="P9">Gateway of last resort is not set</text:p>
      <text:p text:style-name="P9">10.0.0.0/8 is variably subnetted, 6 subnets, 4 masks</text:p>
      <text:p text:style-name="P9">C 10.10.1.4/30 is directly connected, Serial0/0/0</text:p>
      <text:p text:style-name="P9">L 10.10.1.5/32 is directly connected, Serial0/0/0</text:p>
      <text:p text:style-name="P9">C 10.10.1.8/30 is directly connected, Serial0/0/1</text:p>
      <text:p text:style-name="P9">L 10.10.1.9/32 is directly connected, Serial0/0/1</text:p>
      <text:p text:style-name="P9">D 10.10.1.16/28 [90/2170112] via 10.10.1.10, 00:13:05, Serial0/0/1</text:p>
      <text:p text:style-name="P9">D 10.10.1.96/27 [90/2170112] via 10.10.1.6, 00:00:29, Serial0/0/0</text:p>
      <text:p text:style-name="P12"><text:span text:style-name="T3"/></text:p>
      <text:p text:style-name="P4">Test ping PC1 vers PC3 <text:span text:style-name="T8">(2)</text:span> :</text:p>
      <text:p text:style-name="P13"><text:span text:style-name="T3">C:\&gt;ping 10.10.1.18</text:span></text:p>
      <text:p text:style-name="P9">Pinging 10.10.1.18 with 32 bytes of data:</text:p>
      <text:p text:style-name="P9">Reply from 10.10.1.18: bytes=32 time=3ms TTL=125</text:p>
      <text:p text:style-name="P9">Reply from 10.10.1.18: bytes=32 time=11ms TTL=125</text:p>
      <text:p text:style-name="P9">Reply from 10.10.1.18: bytes=32 time=3ms TTL=125</text:p>
      <text:p text:style-name="P9">Reply from 10.10.1.18: bytes=32 time=10ms TTL=125</text:p>
      <text:p text:style-name="P9">Ping statistics for 10.10.1.18:</text:p>
      <text:p text:style-name="P9">Packets: Sent = 4, Received = 4, Lost = 0 (0% loss),</text:p>
      <text:p text:style-name="P9">Approximate round trip times in milli-seconds:</text:p>
      <text:p text:style-name="P9">Minimum = 3ms, Maximum = 11ms, Average = 6ms</text:p>
      <text:p text:style-name="P4"><text:span text:style-name="T3"/></text:p>
      <text:p text:style-name="P6">Test trace PC1 vers PC3 :</text:p>
      <text:p text:style-name="P14"><text:span text:style-name="T3">tracert 10.10.1.18</text:span></text:p>
      <text:p text:style-name="P9">Tracing route to 10.10.1.18 over a maximum of 30 hops: </text:p>
      <text:p text:style-name="P9">1 1 ms 0 ms 0 ms 10.10.1.97</text:p>
      <text:p text:style-name="P9">2 1 ms 2 ms 1 ms 10.10.1.5</text:p>
      <text:p text:style-name="P9">3 1 ms 2 ms 1 ms 10.10.1.10</text:p>
      <text:p text:style-name="P9">4 0 ms 1 ms 10 ms 10.10.1.18</text:p>
      <text:p text:style-name="P9">Trace com<text:span text:style-name="T9">p</text:span>lete.</text:p>
      <text:p text:style-name="P5"><text:span text:style-name="T3"/></text:p>
      <text:p text:style-name="P5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1-26T10:56:16.820693954</meta:creation-date>
    <meta:generator>LibreOffice/7.0.6.2$Linux_X86_64 LibreOffice_project/00$Build-2</meta:generator>
    <dc:date>2021-12-03T09:47:08.523361044</dc:date>
    <meta:editing-duration>PT16M29S</meta:editing-duration>
    <meta:editing-cycles>6</meta:editing-cycles>
    <meta:document-statistic meta:table-count="0" meta:image-count="0" meta:object-count="0" meta:page-count="3" meta:paragraph-count="83" meta:word-count="516" meta:character-count="3263" meta:non-whitespace-character-count="2805"/>
  </office:meta>
</office:document-meta>
</file>